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16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/>
    <style:style style:name="ce6" style:family="table-cell" style:parent-style-name="Default" style:data-style-name="N10061"/>
    <style:style style:name="ce7" style:family="table-cell" style:parent-style-name="Default" style:data-style-name="N10061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000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inimal_MC_st_schan</text:p>
          </table:table-cell>
          <table:table-cell office:value-type="string" calcext:value-type="string">
            <text:p>/ST_s-channel_4f_leptonDecays_13TeV-amcatnlo-pythia8_TuneCUETP8M1/RunIISummer16MiniAODv2-PUMoriond17_80X_mcRun2_asymptotic_2016_TrancheIV_v6-v1/MINIAODSIM</text:p>
          </table:table-cell>
          <table:table-cell table:style-name="ce4" office:value-type="float" office:value="1000000" calcext:value-type="float">
            <text:p>1000000</text:p>
          </table:table-cell>
          <table:table-cell office:value-type="float" office:value="10.32" calcext:value-type="float">
            <text:p>10.32</text:p>
          </table:table-cell>
          <table:table-cell table:formula="of:=1/[.C2]" office:value-type="float" office:value="0.000001" calcext:value-type="float">
            <text:p>0.000001</text:p>
          </table:table-cell>
          <table:table-cell table:formula="of:=[.D2]/[.C2]*1000" office:value-type="float" office:value="0.01032" calcext:value-type="float">
            <text:p>0.01032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MC</text:p>
          </table:table-cell>
        </table:table-row>
        <table:table-row table:style-name="ro2">
          <table:table-cell office:value-type="string" calcext:value-type="string">
            <text:p>minimal_MC_st_tchan</text:p>
          </table:table-cell>
          <table:table-cell table:style-name="ce2" office:value-type="string" calcext:value-type="string">
            <text:p>/ST_t-channel_top_4f_inclusiveDecays_TuneCUETP8M2T4_13TeV-powhegV2-madspin/RunIISummer16MiniAODv2-PUMoriond17_80X_mcRun2_asymptotic_2016_TrancheIV_v6-v1/MINIAODSIM</text:p>
          </table:table-cell>
          <table:table-cell office:value-type="float" office:value="5993676" calcext:value-type="float">
            <text:p>5993676</text:p>
          </table:table-cell>
          <table:table-cell office:value-type="float" office:value="136.02" calcext:value-type="float">
            <text:p>136.02</text:p>
          </table:table-cell>
          <table:table-cell table:formula="of:=1/[.C3]" office:value-type="float" office:value="0.000000166842518681357" calcext:value-type="float">
            <text:p>1.66842518681357E-07</text:p>
          </table:table-cell>
          <table:table-cell table:formula="of:=[.D3]/[.C3]*1000" office:value-type="float" office:value="0.0226939193910382" calcext:value-type="float">
            <text:p>0.0226939194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inimal_MC_stbar_tchan</text:p>
          </table:table-cell>
          <table:table-cell office:value-type="string" calcext:value-type="string">
            <text:p>/ST_t-channel_antitop_4f_inclusiveDecays_TuneCUETP8M2T4_13TeV-powhegV2-madspin/RunIISummer16MiniAODv2-PUMoriond17_80X_mcRun2_asymptotic_2016_TrancheIV_v6-v1/MINIAODSIM</text:p>
          </table:table-cell>
          <table:table-cell office:value-type="float" office:value="3928063" calcext:value-type="float">
            <text:p>3928063</text:p>
          </table:table-cell>
          <table:table-cell office:value-type="float" office:value="80.85" calcext:value-type="float">
            <text:p>80.85</text:p>
          </table:table-cell>
          <table:table-cell table:formula="of:=1/[.C4]" office:value-type="float" office:value="0.000000254578401619322" calcext:value-type="float">
            <text:p>2.54578401619322E-07</text:p>
          </table:table-cell>
          <table:table-cell table:formula="of:=[.D4]/[.C4]*1000" office:value-type="float" office:value="0.0205826637709222" calcext:value-type="float">
            <text:p>0.0205826638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inimal_MC_st_tWchan</text:p>
          </table:table-cell>
          <table:table-cell office:value-type="string" calcext:value-type="string">
            <text:p>/ST_tW_top_5f_inclusiveDecays_13TeV-powheg-pythia8_TuneCUETP8M2T4/RunIISummer16MiniAODv2-PUMoriond17_80X_mcRun2_asymptotic_2016_TrancheIV_v6-v1/MINIAODSIM</text:p>
          </table:table-cell>
          <table:table-cell office:value-type="float" office:value="992024" calcext:value-type="float">
            <text:p>992024</text:p>
          </table:table-cell>
          <table:table-cell office:value-type="float" office:value="35.85" calcext:value-type="float">
            <text:p>35.85</text:p>
          </table:table-cell>
          <table:table-cell table:formula="of:=1/[.C5]" office:value-type="float" office:value="0.00000100804012806142" calcext:value-type="float">
            <text:p>0.000001008</text:p>
          </table:table-cell>
          <table:table-cell table:formula="of:=[.D5]/[.C5]*1000" office:value-type="float" office:value="0.0361382385910018" calcext:value-type="float">
            <text:p>0.0361382386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table:style-name="ce1" office:value-type="string" calcext:value-type="string">
            <text:p>minimal_MC_stbar_tWchan</text:p>
          </table:table-cell>
          <table:table-cell office:value-type="string" calcext:value-type="string">
            <text:p>/ST_tW_antitop_5f_inclusiveDecays_13TeV-powheg-pythia8_TuneCUETP8M2T4/RunIISummer16MiniAODv2-PUMoriond17_80X_mcRun2_asymptotic_2016_TrancheIV_v6-v1/MINIAODSIM</text:p>
          </table:table-cell>
          <table:table-cell office:value-type="float" office:value="998276" calcext:value-type="float">
            <text:p>998276</text:p>
          </table:table-cell>
          <table:table-cell office:value-type="float" office:value="35.85" calcext:value-type="float">
            <text:p>35.85</text:p>
          </table:table-cell>
          <table:table-cell table:formula="of:=1/[.C6]" office:value-type="float" office:value="0.00000100172697730888" calcext:value-type="float">
            <text:p>1.00172697730888E-06</text:p>
          </table:table-cell>
          <table:table-cell table:formula="of:=[.D6]/[.C6]*1000" office:value-type="float" office:value="0.0359119121365234" calcext:value-type="float">
            <text:p>0.035911912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inimal_MC_Ttbar</text:p>
          </table:table-cell>
          <table:table-cell office:value-type="string" calcext:value-type="string">
            <text:p>/TT_TuneCUETP8M2T4_13TeV-powheg-pythia8/RunIISummer16MiniAODv2-PUMoriond17_80X_mcRun2_asymptotic_2016_TrancheIV_v6-v1/MINIAODSIM</text:p>
          </table:table-cell>
          <table:table-cell office:value-type="float" office:value="77081156" calcext:value-type="float">
            <text:p>77081156</text:p>
          </table:table-cell>
          <table:table-cell office:value-type="float" office:value="730" calcext:value-type="float">
            <text:p>730</text:p>
          </table:table-cell>
          <table:table-cell table:style-name="ce6" table:formula="of:=1/([.C7]+[.C8])" office:value-type="float" office:value="0.00000000645374080566203" calcext:value-type="float">
            <text:p>6.45E-09</text:p>
          </table:table-cell>
          <table:table-cell table:formula="of:=[.D7]/([.C7]+[.C8])*1000" office:value-type="float" office:value="0.00471123078813328" calcext:value-type="float">
            <text:p>0.0047112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inimal_MC_Ttbar_ext1</text:p>
          </table:table-cell>
          <table:table-cell office:value-type="string" calcext:value-type="string">
            <text:p>/TT_TuneCUETP8M2T4_13TeV-powheg-pythia8/RunIISummer16MiniAODv2-PUMoriond17_backup_80X_mcRun2_asymptotic_2016_TrancheIV_v6-v1/MINIAODSIM</text:p>
          </table:table-cell>
          <table:table-cell office:value-type="float" office:value="77867738" calcext:value-type="float">
            <text:p>77867738</text:p>
          </table:table-cell>
          <table:table-cell office:value-type="float" office:value="730" calcext:value-type="float">
            <text:p>730</text:p>
          </table:table-cell>
          <table:table-cell table:style-name="ce7" table:formula="of:=1/([.C7]+[.C8])" office:value-type="float" office:value="0.00000000645374080566203" calcext:value-type="float">
            <text:p>6.45E-09</text:p>
          </table:table-cell>
          <table:table-cell table:style-name="ce8" table:formula="of:=[.D7]/([.C7]+[.C8])*1000" office:value-type="float" office:value="0.00471123078813328" calcext:value-type="float">
            <text:p>0.0047112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powheg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0:58:50.7216877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8-02T10:59:22.022179952</dc:date>
    <meta:editing-duration>P8DT7H6M55S</meta:editing-duration>
    <meta:editing-cycles>20</meta:editing-cycles>
    <meta:generator>LibreOffice/5.1.6.2$Linux_X86_64 LibreOffice_project/10m0$Build-2</meta:generator>
    <meta:document-statistic meta:table-count="1" meta:cell-count="80" meta:object-count="0"/>
  </office:meta>
</office:document-meta>
</file>